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rsid="0018f74d" officeooo:paragraph-rsid="0018f74d"/>
    </style:style>
    <style:style style:name="P2" style:family="paragraph" style:parent-style-name="Standard" style:list-style-name="L2">
      <style:paragraph-properties fo:text-align="justify" style:justify-single-word="false"/>
      <style:text-properties fo:language="es" fo:country="ES" officeooo:rsid="001986a4" officeooo:paragraph-rsid="001986a4"/>
    </style:style>
    <style:style style:name="P3" style:family="paragraph" style:parent-style-name="Heading">
      <style:paragraph-properties fo:text-align="justify" style:justify-single-word="false"/>
      <style:text-properties fo:language="es" fo:country="ES" officeooo:rsid="00180e3d" officeooo:paragraph-rsid="00180e3d"/>
    </style:style>
    <style:style style:name="P4" style:family="paragraph" style:parent-style-name="Heading">
      <style:paragraph-properties fo:text-align="justify" style:justify-single-word="false"/>
      <style:text-properties fo:language="es" fo:country="ES"/>
    </style:style>
    <style:style style:name="P5" style:family="paragraph" style:parent-style-name="Text_20_body">
      <style:paragraph-properties fo:text-align="justify" style:justify-single-word="false"/>
      <style:text-properties fo:language="es" fo:country="ES" officeooo:rsid="00180e3d" officeooo:paragraph-rsid="00180e3d"/>
    </style:style>
    <style:style style:name="P6" style:family="paragraph" style:parent-style-name="Text_20_body" style:list-style-name="L1">
      <style:paragraph-properties fo:text-align="justify" style:justify-single-word="false"/>
      <style:text-properties fo:language="es" fo:country="ES" officeooo:rsid="00180e3d" officeooo:paragraph-rsid="00180e3d"/>
    </style:style>
    <style:style style:name="P7" style:family="paragraph" style:parent-style-name="Text_20_body">
      <style:paragraph-properties fo:text-align="justify" style:justify-single-word="false"/>
      <style:text-properties fo:language="es" fo:country="ES" officeooo:rsid="0018f74d" officeooo:paragraph-rsid="0018f74d"/>
    </style:style>
    <style:style style:name="P8" style:family="paragraph" style:parent-style-name="Text_20_body">
      <style:paragraph-properties fo:text-align="justify" style:justify-single-word="false"/>
      <style:text-properties fo:language="es" fo:country="ES" officeooo:paragraph-rsid="0018f74d"/>
    </style:style>
    <style:style style:name="P9" style:family="paragraph" style:parent-style-name="Text_20_body">
      <style:paragraph-properties fo:text-align="justify" style:justify-single-word="false"/>
      <style:text-properties fo:language="es" fo:country="ES" officeooo:rsid="001986a4" officeooo:paragraph-rsid="001986a4"/>
    </style:style>
    <style:style style:name="P10" style:family="paragraph" style:parent-style-name="Text_20_body" style:list-style-name="L3">
      <style:paragraph-properties fo:text-align="justify" style:justify-single-word="false"/>
      <style:text-properties fo:language="es" fo:country="ES" officeooo:rsid="001986a4" officeooo:paragraph-rsid="001986a4"/>
    </style:style>
    <style:style style:name="P11" style:family="paragraph" style:parent-style-name="Text_20_body">
      <style:paragraph-properties fo:text-align="justify" style:justify-single-word="false"/>
      <style:text-properties fo:language="es" fo:country="ES" officeooo:rsid="001a4383" officeooo:paragraph-rsid="001a4383"/>
    </style:style>
    <style:style style:name="P12" style:family="paragraph" style:parent-style-name="Text_20_body" style:list-style-name="L4">
      <style:paragraph-properties fo:text-align="justify" style:justify-single-word="false"/>
      <style:text-properties fo:language="es" fo:country="ES" officeooo:rsid="001a4383" officeooo:paragraph-rsid="001a4383"/>
    </style:style>
    <style:style style:name="P13" style:family="paragraph" style:parent-style-name="Subtitle">
      <style:text-properties fo:language="es" fo:country="ES"/>
    </style:style>
    <style:style style:name="P14" style:family="paragraph" style:parent-style-name="Title">
      <style:text-properties fo:language="es" fo:country="ES"/>
    </style:style>
    <style:style style:name="T1" style:family="text">
      <style:text-properties fo:language="es" fo:country="ES"/>
    </style:style>
    <style:style style:name="T2" style:family="text">
      <style:text-properties fo:font-style="italic" style:font-style-asian="italic" style:font-style-complex="italic"/>
    </style:style>
    <style:style style:name="T3" style:family="text">
      <style:text-properties officeooo:rsid="001a43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rquitecturas web</text:p>
      <text:p text:style-name="P13">Ivan García Gálvez</text:p>
      <text:p text:style-name="P3">Página web</text:p>
      <text:p text:style-name="P5">Una página web es un documento electrónico escrito en HTML (HyperText Markup Language). Las páginas web están enlazadas a través de hiperenlaces (links). Mediante un navegador un usuario puede navegar a través de la web siguiendo los hiperenlaces.</text:p>
      <text:p text:style-name="P4">Sitio web</text:p>
      <text:p text:style-name="P5">Un sitio web (o portal) es una colección de páginas web relacionadas entre sí que suelen compartir la primera parte de la dirección web (el dominio).</text:p>
      <text:p text:style-name="P4">Aplicación web</text:p>
      <text:p text:style-name="P5">En la ingeniería de software se denomina <text:s/>aplicación web a aquellas herramientas que los usuarios pueden utilizar accediendo a un servidor web a través de Internet o de una intranet mediante un navegador.</text:p>
      <text:p text:style-name="P5">Beneficios de las aplicaciones web:</text:p>
      <text:list xml:id="list1800057769944639163" text:style-name="L1">
        <text:list-item>
          <text:p text:style-name="P6">Las aplicaciones Web se ejecutan en múltiples plataformas, independientemente del sistema operativo o dispositivo, siempre y cuando el navegador sea compatible.</text:p>
        </text:list-item>
        <text:list-item>
          <text:p text:style-name="P6">Todos los usuarios acceden a la misma versión, eliminando cualquier problema de compatibilidad.</text:p>
        </text:list-item>
        <text:list-item>
          <text:p text:style-name="P6">Reducen los costes <text:s/>tanto para el negocio como para el usuario final, ya que hay menos soporte y mantenimiento requeridos por el negocio y menores requerimientos para el equipo del usuario final.</text:p>
        </text:list-item>
        <text:list-item>
          <text:p text:style-name="P6">No requiere instalar software especial (en los clientes ) En esencia, para acceder a un software web solo necesitamos disponer de un navegador de páginas web (Internet Explorer, Firefox, Opera, Chrome, etc.).</text:p>
        </text:list-item>
        <text:list-item>
          <text:p text:style-name="P6">Información centralizada. En una aplicación web, no solamente la lógica de negocio está centralizada en el servidor, sino también los datos que se ubican en una base de datos centralizada.</text:p>
        </text:list-item>
        <text:list-item>
          <text:p text:style-name="P6">Seguridad y copias de seguridad. Este es un corolario del punto anterior, es decir, una consecuencia. Como disponemos de los datos centralizados es más fácil establecer y llevar el control de una política de copias de seguridad centralizada.</text:p>
        </text:list-item>
      </text:list>
      <text:p text:style-name="P5"/>
      <text:p text:style-name="P5"/>
      <text:p text:style-name="P4"><text:soft-page-break/>Procesamiento de páginas en el lado del servidor</text:p>
      <text:p text:style-name="P7">Desde el punto de vista del servidor web, una aplicación Web es un conjunto de páginas Web estáticas y dinámicas. Una página Web estática es aquélla que no cambia cuando un usuario la solicita: el servidor Web envía la página al navegador Web solicitante sin modificarla. Por el contrario, el servidor modifica las páginas Web dinámicas antes de enviarlas al navegador solicitante. La naturaleza cambiante de este tipo de página es la que le da el nombre de dinámica.</text:p>
      <text:p text:style-name="P4">Páginas dinámicas con acceso a una base de datos.</text:p>
      <text:p text:style-name="P7">Un servidor de aplicaciones nos permite trabajar con recursos del lado del servidor, como las bases de datos. Por ejemplo, una página dinámica puede indicar al servidor de aplicaciones que extraiga datos de una base de datos y los inserte en el código HTML de la página.</text:p>
      <text:p text:style-name="P7">La instrucción para extraer datos de una base de datos recibe el nombre de consulta de base de datos. Una consulta consta de criterios de búsqueda expresados en un lenguaje de base de datos denominado SQL. La consulta SQL se escribe en los scripts o etiquetas del lado del servidor de la página.</text:p>
      <text:p text:style-name="P4">Cliente estático y cliente dinámico</text:p>
      <text:p text:style-name="P8">Desde el punto de vista del cliente web (generalmente el navegador) las páginas que componen una aplicación web también se pueden dividir en estáticas y dinámicas. </text:p>
      <text:p text:style-name="P8">Las estáticas son aquellas en las que el contenido visualizado por el cliente no cambia, a menos que se realice un clic en un enlace y se cargue una nueva página. Las dinámicas son aquellas en las que el contenido mostrado por el cliente cambia sin necesidad de recargar la página. Estos cambios pueden utilizarse para producir efectos gráficos o realizando peticiones asíncronas de tal forma que el contenido de la página cambie sin necesidad de obligar a una recarga de la misma</text:p>
      <text:p text:style-name="P4">Tecnologías de desarrollo Web</text:p>
      <text:p text:style-name="P7">El impacto de la Web ha propiciado la aparición de una gran cantidad de tecnologías, librerías, herramientas y estilos arquitectónicos para desarrollar una aplicación web. Para facilitar la tarea de escoger cuál es la tecnología más adecuada para un proyecto, es conveniente conocer los elementos más importantes desde un punto de vista de alto nivel para tener una visión global de la programación web.</text:p>
      <text:p text:style-name="P4">Integración de tecnologías de desarrollo</text:p>
      <text:p text:style-name="P1">Una de las formas de crear una aplicación web es implementarla usando componentes ya existentes e integrándolos con tecnología propia para adecuarlos a la lógica de negocio.</text:p>
      <text:p text:style-name="P1">Dentro de las tecnologías de desarrollo, podemos distinguir entre:</text:p>
      <text:list xml:id="list873902050196377961" text:style-name="L2">
        <text:list-item>
          <text:p text:style-name="P2"><text:span text:style-name="T2">Tecnologías de cliente:</text:span> Tecnologías que permiten crear interfaces de usuario atractivos y permiten la comunicación con el servidor. Basadas en HTML, CSS y JavaScript.</text:p>
        </text:list-item>
        <text:list-item>
          <text:p text:style-name="P2"><text:span text:style-name="T2">Tecnologías de servidor:</text:span> Tecnologías que permiten implementar el comportamiento de la aplicación web en el servidor: lógica de negocio, generación de informes, compartir información entre usuarios, envío de correos, etc.</text:p>
        </text:list-item>
        <text:list-item>
          <text:p text:style-name="P2"><text:soft-page-break/><text:span text:style-name="T2">Bases de datos: </text:span>La gran mayoría de las webs necesitan guardar información. Las bases de datos son una parte esencial del desarrollo web. Entre ellas destacan, Oracle, MySQL, Microsoft SQL Server, PostgreSQL.</text:p>
        </text:list-item>
      </text:list>
      <text:p text:style-name="P4">Sistemas gestores de contenido (CMS)</text:p>
      <text:p text:style-name="P9">Existen aplicaciones web cuya principal funcionalidad es la publicación de contenido: blogs, páginas de empresas, organismos públicos, comercio electrónico, etc.</text:p>
      <text:p text:style-name="P9">A las aplicaciones de este tipo se las denomina </text:p>
      <text:p text:style-name="P9">Sistemas Gestores de Contenido (Content Managemenet Systems).</text:p>
      <text:p text:style-name="P9">Entre las ventajas de contar con un CMS están:</text:p>
      <text:list xml:id="list3670988954404537772" text:style-name="L3">
        <text:list-item>
          <text:p text:style-name="P10">Fácilmente actualizable. La edición del contenido está separada del diseño y funcionalidad del sitio.</text:p>
        </text:list-item>
        <text:list-item>
          <text:p text:style-name="P10">A cada usuario se le pueden asignar permisos de acceso selectivo basados en sus roles.</text:p>
        </text:list-item>
        <text:list-item>
          <text:p text:style-name="P10">Uso de plantillas totalmente personalizables. Tanto para el contenido como para el diseño de tu propio sitio web. </text:p>
        </text:list-item>
        <text:list-item>
          <text:p text:style-name="P10">Los componentes básicos de la aplicación como menús, cabeceras, pies de página y laterales se mantienen desde la interfaz de administración.</text:p>
        </text:list-item>
        <text:list-item>
          <text:p text:style-name="P10">Además, los mejores CMS incluyen plugins para poder sacar aún más partido a todas las funcionalidades <text:span text:style-name="T3">¡.</text:span></text:p>
        </text:list-item>
      </text:list>
      <text:p text:style-name="P11"><text:s/>Los principales inconvenientes de usar un CMS son:</text:p>
      <text:list xml:id="list5368814134782036367" text:style-name="L4">
        <text:list-item>
          <text:p text:style-name="P12">Desafortunadamente, como el código fuente está disponible al público en general y todas las aplicaciones tienen bugs de seguridad, hay algunos hackers malévolos por ahí que pueden averiguar cómo entrar en estas plataformas; por lo que la seguridad requerirá precauciones adicionales.</text:p>
        </text:list-item>
        <text:list-item>
          <text:p text:style-name="P12">Hacer que el sitio web se vea exactamente como queremos puede suponer desafío. Esto es cierto en algunos frameworks de CMS más que otros, pero todos presentan un poco más de trabajo para definir un 'estilo' propio.</text:p>
        </text:list-item>
        <text:list-item>
          <text:p text:style-name="P12">El CMS almacena todo por separado, luego lo monta en el momento en que el cliente web solicita una página, lo que significa que pueden ser lentos; sin embargo, esto se puede mitigar mediante el uso de un almacenamiento en caché fuerte y eficaz y con unaRed de Entrega de Contenidos (Content Delivery Network - CDN).</text:p>
        </text:list-item>
        <text:list-item>
          <text:p text:style-name="P12">Limitaciones de funcionalidad: Hay algunas cosas que no se pueden hacer en un CMS, al menos no sin reescribir parte del código.</text:p>
        </text:list-item>
      </text:list>
      <text:p text:style-name="P11"/>
      <text:p text:style-name="P11"/>
      <text:p text:style-name="P11"/>
      <text:p text:style-name="P4"><text:soft-page-break/>Servidores web y de aplicaciones</text:p>
      <text:p text:style-name="P11">Una vez tenemos definida la funcionalidad de nuestra aplicación y las tecnologías de desarrollo que vamos a utilizar, hemos de escoger entre servir las peticiones a nuestra aplicación mediante un servidor web o mediante un servidor de aplicaciones. </text:p>
      <text:p text:style-name="P4">Servidor Web</text:p>
      <text:p text:style-name="P11">Un servidor Web controla el protocolo HTTP. Cuando el servidor Web recibe una solicitud mediante el protocolo HTTP, responde con una respuesta HTTP, como el envío de una página HTML. Para procesar una solicitud, un servidor Web puede responder con una página o imagen HTML estática, enviar una redirección o delegar la generación de respuestas dinámicas a algún otro programa, como secuencias de comandos CGI, PHP, JSP (Servidores Java), servlets, ASPs (Active Server Pages), JavaScripts del lado del servidor, o alguna otra tecnología del lado del servidor.</text:p>
      <text:p text:style-name="Heading">Servidor de aplicaciones</text:p>
      <text:p text:style-name="P11">Un servidor de aplicaciones expone la lógica empresarial a las aplicaciones cliente a través de varios protocolos, posiblemente incluyendo HTTP.</text:p>
      <text:p text:style-name="P11">Aunque un servidor Web se ocupa principalmente del envío de HTML para su visualización en un navegador Web, un servidor de aplicaciones proporciona acceso a la lógica empresarial para su uso por los programas de aplicación del cliente.</text:p>
      <text:p text:style-name="Heading">Despliegue de Aplicaciones web</text:p>
      <text:p text:style-name="P11">Cuando se crea una aplicación web en nuestro ordenador suele hacerse en un entorno de desarrollo (development environment) al que sólo somos capaces de acceder desde ese ordenador.</text:p>
      <text:p text:style-name="P11">Esto se conoce como entorno de desarrollo local o localhost. Trabajando en localhost, el código de la aplicación se mantiene en nuestro ordenador y será accesible únicamente desde el mismo. Pero para hacer la aplicación web accesible a todo el mundo, se necesita ponerla a disposición en un ordenador público, accesible a través de una URL. A estos ordenadores se les denomina Servidores Web y el entorno en el que se despliegan se denomina Entorno de Producción (Production Environment).</text:p>
      <text:p text:style-name="P11">Desde el momento que desplegamos una aplicación en un servidor web tenemos una versión que está públicamente disponible por cualquiera a través de la URL y todavía mantenemos la versión que corre en nuestro anfitrión local que continuamos retocando y proban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ca-ES-valencia"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style:rfc-language-tag="ca-ES-valencia"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57:32.985302806</meta:creation-date>
    <dc:date>2017-10-13T10:38:57.068394005</dc:date>
    <meta:editing-duration>PT2S</meta:editing-duration>
    <meta:editing-cycles>1</meta:editing-cycles>
    <meta:document-statistic meta:table-count="0" meta:image-count="0" meta:object-count="0" meta:page-count="4" meta:paragraph-count="57" meta:word-count="1446" meta:character-count="9020" meta:non-whitespace-character-count="7641"/>
    <meta:generator>LibreOffice/5.1.6.2$Linux_X86_64 LibreOffice_project/10m0$Build-2</meta:generator>
  </office:meta>
</office:document-meta>
</file>